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2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3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✅ Instalación de Arch Linux con cifrado LUKS + RAID ZFS optimizado (ordenado, seguro y claro)</text:h>
      <text:h text:style-name="Heading_20_2" text:outline-level="2">PRE-INSTALL (BIOS, Red y Disco)</text:h>
      <text:list text:style-name="L1">
        <text:list-item>
          <text:p text:style-name="P1">Configurar VMware (o BIOS) para UEFI:</text:p>
          <text:list>
            <text:list-item>
              <text:p text:style-name="P1">Opciones avanzadas &gt; Firmware Type &gt; UEFI</text:p>
            </text:list-item>
          </text:list>
        </text:list-item>
        <text:list-item>
          <text:p text:style-name="P1">Verificar arranque UEFI en live session:</text:p>
          <text:list>
            <text:list-item>
              <text:p text:style-name="P1"><text:span text:style-name="Source_20_Text">ls /sys/firmware/efi/efivars</text:span></text:p>
            </text:list-item>
          </text:list>
        </text:list-item>
        <text:list-item>
          <text:p text:style-name="P1">Verificar integridad de la ISO:</text:p>
          <text:list>
            <text:list-item>
              <text:p text:style-name="P1">Ejecutar script oficial o:</text:p>
              <text:list>
                <text:list-item>
                  <text:p text:style-name="P1"><text:span text:style-name="Source_20_Text">sha256sum archlinux.iso</text:span></text:p>
                </text:list-item>
              </text:list>
            </text:list-item>
          </text:list>
        </text:list-item>
        <text:list-item>
          <text:p text:style-name="P1">Configurar teclado:</text:p>
          <text:list>
            <text:list-item>
              <text:p text:style-name="P1"><text:span text:style-name="Source_20_Text">loadkeys es</text:span></text:p>
            </text:list-item>
          </text:list>
        </text:list-item>
        <text:list-item>
          <text:p text:style-name="P1">Configurar conexión de red:</text:p>
          <text:list>
            <text:list-item>
              <text:p text:style-name="P1"><text:span text:style-name="Source_20_Text">iwctl</text:span></text:p>
            </text:list-item>
            <text:list-item>
              <text:p text:style-name="P1"><text:span text:style-name="Source_20_Text">station wlan0 get-networks</text:span></text:p>
            </text:list-item>
            <text:list-item>
              <text:p text:style-name="P1"><text:span text:style-name="Source_20_Text">exit</text:span></text:p>
            </text:list-item>
            <text:list-item>
              <text:p text:style-name="P1"><text:span text:style-name="Source_20_Text">ping -c 1 archlinux.org</text:span></text:p>
            </text:list-item>
          </text:list>
        </text:list-item>
      </text:list>
      <text:h text:style-name="Heading_20_2" text:outline-level="2">PARTICIONES Y CIFRADO</text:h>
      <text:h text:style-name="Heading_20_3" text:outline-level="3">Disco Principal (/dev/sda)</text:h>
      <text:list text:style-name="L2">
        <text:list-item>
          <text:p text:style-name="P2">Crear particiones:</text:p>
          <text:list>
            <text:list-item>
              <text:p text:style-name="P2"><text:span text:style-name="Source_20_Text">cfdisk /dev/sda</text:span></text:p>
            </text:list-item>
            <text:list-item>
              <text:p text:style-name="P2">Partición 1: 512M EFI (tipo EFI System)</text:p>
            </text:list-item>
            <text:list-item>
              <text:p text:style-name="P2">Partición 2: Resto para Root (Linux FS)</text:p>
            </text:list-item>
          </text:list>
        </text:list-item>
        <text:list-item>
          <text:p text:style-name="P2">Formatear EFI:</text:p>
          <text:list>
            <text:list-item>
              <text:p text:style-name="P2"><text:span text:style-name="Source_20_Text">mkfs.vfat -F32 /dev/sda1</text:span></text:p>
            </text:list-item>
          </text:list>
        </text:list-item>
        <text:list-item>
          <text:p text:style-name="P2">Cifrar Partición Root:</text:p>
          <text:list>
            <text:list-item>
              <text:p text:style-name="P2"><text:soft-page-break/><text:span text:style-name="Source_20_Text">cryptsetup luksFormat --type luks2 --cipher aes-xts-plain64 --key-size 512 --hash sha512 --iter-time 5000 --pbkdf argon2id /dev/sda2</text:span></text:p>
            </text:list-item>
            <text:list-item>
              <text:p text:style-name="P2"><text:span text:style-name="Source_20_Text">cryptsetup open /dev/sda2 crypt-root</text:span></text:p>
            </text:list-item>
            <text:list-item>
              <text:p text:style-name="P2"><text:span text:style-name="Source_20_Text">cryptsetup status crypt-root</text:span></text:p>
            </text:list-item>
          </text:list>
        </text:list-item>
        <text:list-item>
          <text:p text:style-name="P2">Configurar LVM sobre Root:</text:p>
          <text:list>
            <text:list-item>
              <text:p text:style-name="P2"><text:span text:style-name="Source_20_Text">pvcreate /dev/mapper/crypt-root</text:span></text:p>
            </text:list-item>
            <text:list-item>
              <text:p text:style-name="P2"><text:span text:style-name="Source_20_Text">vgcreate vol /dev/mapper/crypt-root</text:span></text:p>
            </text:list-item>
            <text:list-item>
              <text:p text:style-name="P2"><text:span text:style-name="Source_20_Text">lvcreate -n swap -L 8G vol</text:span></text:p>
            </text:list-item>
            <text:list-item>
              <text:p text:style-name="P2"><text:span text:style-name="Source_20_Text">lvcreate -l +100%FREE vol -n root</text:span></text:p>
            </text:list-item>
            <text:list-item>
              <text:p text:style-name="P2">Formateo:</text:p>
              <text:list>
                <text:list-item>
                  <text:p text:style-name="P2"><text:span text:style-name="Source_20_Text">mkswap /dev/mapper/vol-swap</text:span></text:p>
                </text:list-item>
                <text:list-item>
                  <text:p text:style-name="P2"><text:span text:style-name="Source_20_Text">mkfs.ext4 /dev/mapper/vol-root</text:span></text:p>
                </text:list-item>
              </text:list>
            </text:list-item>
          </text:list>
        </text:list-item>
      </text:list>
      <text:h text:style-name="Heading_20_3" text:outline-level="3">Discos ZFS (/dev/sdb y /dev/sdc)</text:h>
      <text:list text:style-name="L3">
        <text:list-item>
          <text:p text:style-name="P3">Crear particiones:</text:p>
          <text:list>
            <text:list-item>
              <text:p text:style-name="P3"><text:span text:style-name="Source_20_Text">cfdisk /dev/sdb</text:span> y <text:span text:style-name="Source_20_Text">cfdisk /dev/sdc</text:span></text:p>
            </text:list-item>
            <text:list-item>
              <text:p text:style-name="P3">Todo el disco como tipo ZFS (BF)</text:p>
            </text:list-item>
          </text:list>
        </text:list-item>
        <text:list-item>
          <text:p text:style-name="P3">Cifrar discos ZFS:</text:p>
          <text:list>
            <text:list-item>
              <text:p text:style-name="P3"><text:span text:style-name="Source_20_Text">cryptsetup luksFormat --type luks2 /dev/sdb</text:span></text:p>
            </text:list-item>
            <text:list-item>
              <text:p text:style-name="P3"><text:span text:style-name="Source_20_Text">cryptsetup luksFormat --type luks2 /dev/sdc</text:span></text:p>
            </text:list-item>
            <text:list-item>
              <text:p text:style-name="P3"><text:span text:style-name="Source_20_Text">cryptsetup open /dev/sdb crypt-zfs1</text:span></text:p>
            </text:list-item>
            <text:list-item>
              <text:p text:style-name="P3"><text:span text:style-name="Source_20_Text">cryptsetup open /dev/sdc crypt-zfs2</text:span></text:p>
            </text:list-item>
            <text:list-item>
              <text:p text:style-name="P3">Validar con:</text:p>
              <text:list>
                <text:list-item>
                  <text:p text:style-name="P3"><text:span text:style-name="Source_20_Text">cryptsetup status crypt-zfs1</text:span></text:p>
                </text:list-item>
                <text:list-item>
                  <text:p text:style-name="P3"><text:span text:style-name="Source_20_Text">cryptsetup status crypt-zfs2</text:span></text:p>
                </text:list-item>
              </text:list>
            </text:list-item>
          </text:list>
        </text:list-item>
      </text:list>
      <text:h text:style-name="Heading_20_2" text:outline-level="2">GESTIÓN DE CLAVES SEGURAS (LUKS AddKey)</text:h>
      <text:list text:style-name="L4">
        <text:list-item>
          <text:p text:style-name="P4">Crear directorio seguro:</text:p>
          <text:list>
            <text:list-item>
              <text:p text:style-name="P4"><text:span text:style-name="Source_20_Text">mkdir -p /mnt/etc/luks-keys</text:span></text:p>
            </text:list-item>
          </text:list>
        </text:list-item>
        <text:list-item>
          <text:p text:style-name="P4">Generar claves:</text:p>
          <text:list>
            <text:list-item>
              <text:p text:style-name="P4">Root:</text:p>
              <text:list>
                <text:list-item>
                  <text:p text:style-name="P4"><text:span text:style-name="Source_20_Text">openssl rand -base64 64 &gt; /mnt/etc/luks-keys/root.key</text:span></text:p>
                </text:list-item>
              </text:list>
            </text:list-item>
            <text:list-item>
              <text:p text:style-name="P4"><text:soft-page-break/>ZFS:</text:p>
              <text:list>
                <text:list-item>
                  <text:p text:style-name="P4"><text:span text:style-name="Source_20_Text">openssl rand -base64 64 &gt; /mnt/etc/luks-keys/sdb.key</text:span></text:p>
                </text:list-item>
                <text:list-item>
                  <text:p text:style-name="P4"><text:span text:style-name="Source_20_Text">openssl rand -base64 64 &gt; /mnt/etc/luks-keys/sdc.key</text:span></text:p>
                </text:list-item>
              </text:list>
            </text:list-item>
          </text:list>
        </text:list-item>
        <text:list-item>
          <text:p text:style-name="P4">Añadir claves adicionales:</text:p>
          <text:list>
            <text:list-item>
              <text:p text:style-name="P4"><text:span text:style-name="Source_20_Text">cryptsetup luksAddKey /dev/sda2 /mnt/etc/luks-keys/root.key</text:span></text:p>
            </text:list-item>
            <text:list-item>
              <text:p text:style-name="P4"><text:span text:style-name="Source_20_Text">cryptsetup luksAddKey /dev/sdb /mnt/etc/luks-keys/sdb.key</text:span></text:p>
            </text:list-item>
            <text:list-item>
              <text:p text:style-name="P4"><text:span text:style-name="Source_20_Text">cryptsetup luksAddKey /dev/sdc /mnt/etc/luks-keys/sdc.key</text:span></text:p>
            </text:list-item>
          </text:list>
        </text:list-item>
        <text:list-item>
          <text:p text:style-name="P4">Verificar claves activas:</text:p>
          <text:list>
            <text:list-item>
              <text:p text:style-name="P4"><text:span text:style-name="Source_20_Text">cryptsetup luksDump /dev/sda2</text:span></text:p>
            </text:list-item>
            <text:list-item>
              <text:p text:style-name="P4"><text:span text:style-name="Source_20_Text">cryptsetup luksDump /dev/sdb</text:span></text:p>
            </text:list-item>
            <text:list-item>
              <text:p text:style-name="P4"><text:span text:style-name="Source_20_Text">cryptsetup luksDump /dev/sdc</text:span></text:p>
            </text:list-item>
          </text:list>
        </text:list-item>
        <text:list-item>
          <text:p text:style-name="P4">Respaldo del encabezado LUKS (Guardar en USB seguro):</text:p>
          <text:list>
            <text:list-item>
              <text:p text:style-name="P4"><text:span text:style-name="Source_20_Text">cryptsetup luksHeaderBackup /dev/sda2 --header-backup-file /media/usb/luks_sda2_header.img</text:span></text:p>
            </text:list-item>
            <text:list-item>
              <text:p text:style-name="P4">Lo mismo para /sdb y /sdc</text:p>
            </text:list-item>
          </text:list>
        </text:list-item>
        <text:list-item>
          <text:p text:style-name="P4">Eliminar claves temporales:</text:p>
          <text:list>
            <text:list-item>
              <text:p text:style-name="P4"><text:span text:style-name="Source_20_Text">shred -u /mnt/etc/luks-keys/*</text:span></text:p>
            </text:list-item>
            <text:list-item>
              <text:p text:style-name="P4"><text:span text:style-name="Source_20_Text">echo 3 &gt; /proc/sys/vm/drop_caches</text:span></text:p>
            </text:list-item>
          </text:list>
        </text:list-item>
      </text:list>
      <text:h text:style-name="Heading_20_2" text:outline-level="2">ZFS RAID CONFIG</text:h>
      <text:list text:style-name="L5">
        <text:list-item>
          <text:p text:style-name="P5">Instalar ZFS y crear pool:</text:p>
          <text:list>
            <text:list-item>
              <text:p text:style-name="P5"><text:span text:style-name="Source_20_Text">pacman -S zfs-dkms zfs-utils</text:span></text:p>
            </text:list-item>
            <text:list-item>
              <text:p text:style-name="P5"><text:span text:style-name="Source_20_Text">zpool create -f -o ashift=12 raidz raidz /dev/mapper/crypt-zfs1 /dev/mapper/crypt-zfs2</text:span></text:p>
            </text:list-item>
            <text:list-item>
              <text:p text:style-name="P5"><text:span text:style-name="Source_20_Text">zpool status raidz</text:span></text:p>
            </text:list-item>
          </text:list>
        </text:list-item>
        <text:list-item>
          <text:p text:style-name="P5">Crear datasets y activar optimizaciones:</text:p>
          <text:list>
            <text:list-item>
              <text:p text:style-name="P5"><text:span text:style-name="Source_20_Text">zfs create raidz/root</text:span></text:p>
            </text:list-item>
            <text:list-item>
              <text:p text:style-name="P5"><text:span text:style-name="Source_20_Text">zfs create raidz/data</text:span></text:p>
            </text:list-item>
            <text:list-item>
              <text:p text:style-name="P5"><text:span text:style-name="Source_20_Text">zfs set compression=lz4 raidz</text:span></text:p>
            </text:list-item>
            <text:list-item>
              <text:p text:style-name="P5"><text:span text:style-name="Source_20_Text">zfs set atime=off raidz</text:span></text:p>
            </text:list-item>
          </text:list>
        </text:list-item>
        <text:list-item>
          <text:p text:style-name="P5">Activar cifrado en datasets opcionales:</text:p>
          <text:list>
            <text:list-item>
              <text:p text:style-name="P5"><text:span text:style-name="Source_20_Text">zfs set encryption=aes-256-gcm -o keyformat=passphrase raidz/securedata</text:span></text:p>
            </text:list-item>
          </text:list>
        </text:list-item>
      </text:list>
      <text:h text:style-name="Heading_20_2" text:outline-level="2"><text:soft-page-break/>MONTAJE DEL SISTEMA</text:h>
      <text:list text:style-name="L6">
        <text:list-item>
          <text:p text:style-name="P6">Montar root, swap, EFI y RAID:</text:p>
          <text:list>
            <text:list-item>
              <text:p text:style-name="P6"><text:span text:style-name="Source_20_Text">mount /dev/mapper/vol-root /mnt</text:span></text:p>
            </text:list-item>
            <text:list-item>
              <text:p text:style-name="P6"><text:span text:style-name="Source_20_Text">swapon /dev/mapper/vol-swap</text:span></text:p>
            </text:list-item>
            <text:list-item>
              <text:p text:style-name="P6"><text:span text:style-name="Source_20_Text">mkdir -p /mnt/boot/efi</text:span></text:p>
            </text:list-item>
            <text:list-item>
              <text:p text:style-name="P6"><text:span text:style-name="Source_20_Text">mount /dev/sda1 /mnt/boot/efi</text:span></text:p>
            </text:list-item>
            <text:list-item>
              <text:p text:style-name="P6"><text:span text:style-name="Source_20_Text">mkdir -p /mnt/data</text:span></text:p>
            </text:list-item>
            <text:list-item>
              <text:p text:style-name="P6"><text:span text:style-name="Source_20_Text">zfs mount raidz/data /mnt/data</text:span></text:p>
            </text:list-item>
          </text:list>
        </text:list-item>
      </text:list>
      <text:h text:style-name="Heading_20_2" text:outline-level="2">SISTEMA BASE</text:h>
      <text:list text:style-name="L7">
        <text:list-item>
          <text:p text:style-name="P7">Configurar mirrorlist con Reflector:</text:p>
          <text:list>
            <text:list-item>
              <text:p text:style-name="P7"><text:span text:style-name="Source_20_Text">pacman -S reflector</text:span></text:p>
            </text:list-item>
            <text:list-item>
              <text:p text:style-name="P7"><text:span text:style-name="Source_20_Text">reflector --verbose --latest 10 --sort rate --save /etc/pacman.d/mirrorlist</text:span></text:p>
            </text:list-item>
          </text:list>
        </text:list-item>
        <text:list-item>
          <text:p text:style-name="P7">Instalar paquetes base:</text:p>
          <text:list>
            <text:list-item>
              <text:p text:style-name="P7"><text:span text:style-name="Source_20_Text">pacstrap /mnt base linux-zen linux-zen-headers sof-firmware base-devel grub efibootmgr nano vim networkmanager lvm2 cryptsetup</text:span></text:p>
            </text:list-item>
          </text:list>
        </text:list-item>
        <text:list-item>
          <text:p text:style-name="P7">Generar fstab:</text:p>
          <text:list>
            <text:list-item>
              <text:p text:style-name="P7"><text:span text:style-name="Source_20_Text">genfstab -U /mnt &gt; /mnt/etc/fstab</text:span></text:p>
            </text:list-item>
          </text:list>
        </text:list-item>
        <text:list-item>
          <text:p text:style-name="P7">Ajustar ARC ZFS:</text:p>
          <text:list>
            <text:list-item>
              <text:p text:style-name="P7">Editar <text:span text:style-name="Source_20_Text">/etc/modprobe.d/zfs.conf</text:span>:</text:p>
              <text:list>
                <text:list-item>
                  <text:p text:style-name="P7"><text:span text:style-name="Source_20_Text">options zfs zfs_arc_max=8589934592</text:span></text:p>
                </text:list-item>
                <text:list-item>
                  <text:p text:style-name="P7"><text:span text:style-name="Source_20_Text">options zfs zfs_arc_min=2147483648</text:span></text:p>
                </text:list-item>
              </text:list>
            </text:list-item>
          </text:list>
        </text:list-item>
      </text:list>
      <text:h text:style-name="Heading_20_2" text:outline-level="2">POST-INSTALL (chroot)</text:h>
      <text:list text:style-name="L8">
        <text:list-item>
          <text:p text:style-name="P8">Entrar en chroot:</text:p>
          <text:list>
            <text:list-item>
              <text:p text:style-name="P8"><text:span text:style-name="Source_20_Text">arch-chroot /mnt</text:span></text:p>
            </text:list-item>
          </text:list>
        </text:list-item>
        <text:list-item>
          <text:p text:style-name="P8">Configuración básica:</text:p>
          <text:list>
            <text:list-item>
              <text:p text:style-name="P8">Zona horaria:</text:p>
              <text:list>
                <text:list-item>
                  <text:p text:style-name="P8"><text:span text:style-name="Source_20_Text">ln -sf /usr/share/zoneinfo/Europe/Madrid /etc/localtime</text:span></text:p>
                </text:list-item>
                <text:list-item>
                  <text:p text:style-name="P8"><text:span text:style-name="Source_20_Text">hwclock --systohc</text:span></text:p>
                </text:list-item>
              </text:list>
            </text:list-item>
            <text:list-item>
              <text:p text:style-name="P8">Locale:</text:p>
              <text:list>
                <text:list-item>
                  <text:p text:style-name="P8"><text:soft-page-break/>Editar <text:span text:style-name="Source_20_Text">/etc/locale.gen</text:span> y descomentar en_US.UTF-8 y es_ES.UTF-8</text:p>
                </text:list-item>
                <text:list-item>
                  <text:p text:style-name="P8"><text:span text:style-name="Source_20_Text">locale-gen</text:span></text:p>
                </text:list-item>
                <text:list-item>
                  <text:p text:style-name="P8"><text:span text:style-name="Source_20_Text">echo "LANG=en_US.UTF-8" &gt; /etc/locale.conf</text:span></text:p>
                </text:list-item>
                <text:list-item>
                  <text:p text:style-name="P8"><text:span text:style-name="Source_20_Text">echo "KEYMAP=es" &gt; /etc/vconsole.conf</text:span></text:p>
                </text:list-item>
              </text:list>
            </text:list-item>
            <text:list-item>
              <text:p text:style-name="P8">Hostname:</text:p>
              <text:list>
                <text:list-item>
                  <text:p text:style-name="P8"><text:span text:style-name="Source_20_Text">echo "ArchLinux" &gt; /etc/hostname</text:span></text:p>
                </text:list-item>
              </text:list>
            </text:list-item>
          </text:list>
        </text:list-item>
        <text:list-item>
          <text:p text:style-name="P8">Configurar mkinitcpio con soporte LUKS:</text:p>
          <text:list>
            <text:list-item>
              <text:p text:style-name="P8">Editar <text:span text:style-name="Source_20_Text">/etc/mkinitcpio.conf</text:span>:</text:p>
              <text:list>
                <text:list-item>
                  <text:p text:style-name="P8">HOOKS=(base udev autodetect modconf block encrypt lvm2 filesystems keyboard fsck)</text:p>
                </text:list-item>
              </text:list>
            </text:list-item>
            <text:list-item>
              <text:p text:style-name="P8">Regenerar imágenes:</text:p>
              <text:list>
                <text:list-item>
                  <text:p text:style-name="P8"><text:span text:style-name="Source_20_Text">mkinitcpio -P linux-zen</text:span></text:p>
                </text:list-item>
              </text:list>
            </text:list-item>
          </text:list>
        </text:list-item>
        <text:list-item>
          <text:p text:style-name="P8">Configurar UUIDs y GRUB:</text:p>
          <text:list>
            <text:list-item>
              <text:p text:style-name="P8">Obtener UUIDs:</text:p>
              <text:list>
                <text:list-item>
                  <text:p text:style-name="P8"><text:span text:style-name="Source_20_Text">blkid &gt; /etc/luks-keys/UUIDs_backup.txt</text:span></text:p>
                </text:list-item>
                <text:list-item>
                  <text:p text:style-name="P8">Cifrar archivo con GPG</text:p>
                </text:list-item>
              </text:list>
            </text:list-item>
            <text:list-item>
              <text:p text:style-name="P8">Configurar GRUB:</text:p>
              <text:list>
                <text:list-item>
                  <text:p text:style-name="P8">Editar <text:span text:style-name="Source_20_Text">/etc/default/grub</text:span> con:</text:p>
                  <text:list>
                    <text:list-item>
                      <text:p text:style-name="P8"><text:span text:style-name="Source_20_Text">GRUB_CMDLINE_LINUX="cryptdevice=UUID=&lt;UUID_de_LUKS&gt;:cryptroot root=UUID=&lt;UUID_de_Root&gt;"</text:span></text:p>
                    </text:list-item>
                  </text:list>
                </text:list-item>
              </text:list>
            </text:list-item>
            <text:list-item>
              <text:p text:style-name="P8">Instalar GRUB:</text:p>
              <text:list>
                <text:list-item>
                  <text:p text:style-name="P8"><text:span text:style-name="Source_20_Text">grub-install --target=x86_64-efi --efi-directory=/boot/efi --bootloader-id=GRUB</text:span></text:p>
                </text:list-item>
                <text:list-item>
                  <text:p text:style-name="P8"><text:span text:style-name="Source_20_Text">grub-mkconfig -o /boot/grub/grub.cfg</text:span></text:p>
                </text:list-item>
              </text:list>
            </text:list-item>
          </text:list>
        </text:list-item>
        <text:list-item>
          <text:p text:style-name="P8">Habilitar servicios clave:</text:p>
          <text:list>
            <text:list-item>
              <text:p text:style-name="P8"><text:span text:style-name="Source_20_Text">systemctl enable NetworkManager</text:span></text:p>
            </text:list-item>
          </text:list>
        </text:list-item>
      </text:list>
      <text:h text:style-name="Heading_20_2" text:outline-level="2">PRUEBAS FINALES Y SEGURIDAD</text:h>
      <text:list text:style-name="L9">
        <text:list-item>
          <text:p text:style-name="P9">Validar particiones, ZFS y snapshots:</text:p>
          <text:list>
            <text:list-item>
              <text:p text:style-name="P9"><text:span text:style-name="Source_20_Text">cryptsetup status crypt-root</text:span></text:p>
            </text:list-item>
            <text:list-item>
              <text:p text:style-name="P9"><text:span text:style-name="Source_20_Text">zpool status raidz</text:span></text:p>
            </text:list-item>
            <text:list-item>
              <text:p text:style-name="P9"><text:span text:style-name="Source_20_Text">zfs list -t snapshot</text:span></text:p>
            </text:list-item>
          </text:list>
        </text:list-item>
        <text:list-item>
          <text:p text:style-name="P9">Desmontar limpio:</text:p>
          <text:list>
            <text:list-item>
              <text:p text:style-name="P9"><text:soft-page-break/><text:span text:style-name="Source_20_Text">zfs unmount -a</text:span></text:p>
            </text:list-item>
            <text:list-item>
              <text:p text:style-name="P9"><text:span text:style-name="Source_20_Text">umount -R /mnt</text:span></text:p>
            </text:list-item>
          </text:list>
        </text:list-item>
      </text:list>
      <text:p text:style-name="Text_20_body">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7:06:46.175000000</meta:creation-date>
    <dc:date>2025-05-16T17:08:20.440000000</dc:date>
    <meta:editing-duration>PT1M34S</meta:editing-duration>
    <meta:editing-cycles>1</meta:editing-cycles>
    <meta:document-statistic meta:table-count="0" meta:image-count="0" meta:object-count="0" meta:page-count="6" meta:paragraph-count="143" meta:word-count="693" meta:character-count="4695" meta:non-whitespace-character-count="4293"/>
    <meta:generator>LibreOffice/24.2.4.2$Windows_X86_64 LibreOffice_project/51a6219feb6075d9a4c46691dcfe0cd9c4fff3c2</meta:generator>
  </office:meta>
</office:document-meta>
</file>